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0f27" officeooo:paragraph-rsid="00000f27"/>
    </style:style>
    <style:style style:name="P2" style:family="paragraph" style:parent-style-name="Standard">
      <style:text-properties fo:color="#5983b0" fo:font-weight="bold" officeooo:rsid="00000f27" officeooo:paragraph-rsid="00000f27" style:font-weight-asian="bold" style:font-weight-complex="bold"/>
    </style:style>
    <style:style style:name="P3" style:family="paragraph" style:parent-style-name="Standard">
      <style:paragraph-properties fo:padding="0.0201in" fo:border="0.06pt solid #ffa6a6" style:shadow="#ffd7d7 0.0693in 0.0693in"/>
      <style:text-properties officeooo:rsid="00000f27" officeooo:paragraph-rsid="00000f27"/>
    </style:style>
    <style:style style:name="P4" style:family="paragraph" style:parent-style-name="Standard">
      <style:paragraph-properties fo:padding="0.0201in" fo:border="0.06pt solid #ffa6a6" style:shadow="#ffd7d7 0.0693in 0.0693in"/>
      <style:text-properties fo:font-size="10pt" officeooo:rsid="00000f27" officeooo:paragraph-rsid="00000f27" style:font-size-asian="10pt" style:font-size-complex="10pt"/>
    </style:style>
    <style:style style:name="P5" style:family="paragraph" style:parent-style-name="Standard">
      <style:paragraph-properties fo:padding="0.0201in" fo:border="0.06pt solid #ffa6a6" style:shadow="#ffd7d7 0.0693in 0.0693in"/>
      <style:text-properties fo:font-size="10pt" officeooo:rsid="0001ad24" officeooo:paragraph-rsid="0001ad24" style:font-size-asian="10pt" style:font-size-complex="10pt"/>
    </style:style>
    <style:style style:name="P6" style:family="paragraph" style:parent-style-name="Standard">
      <style:paragraph-properties fo:padding="0.0201in" fo:border="0.06pt solid #ffa6a6" style:shadow="#ffd7d7 0.0693in 0.0693in"/>
      <style:text-properties fo:color="#ff0000" fo:font-size="10pt" officeooo:rsid="00000f27" officeooo:paragraph-rsid="00000f27" style:font-size-asian="10pt" style:font-size-complex="10pt"/>
    </style:style>
    <style:style style:name="P7" style:family="paragraph" style:parent-style-name="Heading_20_3">
      <style:text-properties fo:color="#729fcf"/>
    </style:style>
    <style:style style:name="P8" style:family="paragraph" style:parent-style-name="Standard">
      <style:text-properties officeooo:rsid="00000f27" officeooo:paragraph-rsid="00000f27"/>
    </style:style>
    <style:style style:name="P9" style:family="paragraph" style:parent-style-name="Standard">
      <style:text-properties officeooo:rsid="000310e3" officeooo:paragraph-rsid="000310e3"/>
    </style:style>
    <style:style style:name="P10" style:family="paragraph" style:parent-style-name="Standard">
      <style:text-properties officeooo:rsid="000310e3" officeooo:paragraph-rsid="0004ee3a"/>
    </style:style>
    <style:style style:name="P11" style:family="paragraph" style:parent-style-name="Standard">
      <style:text-properties officeooo:rsid="0004ee3a" officeooo:paragraph-rsid="0004ee3a"/>
    </style:style>
    <style:style style:name="P12" style:family="paragraph" style:parent-style-name="Standard">
      <style:text-properties fo:color="#c9211e" officeooo:rsid="0004ee3a" officeooo:paragraph-rsid="0004ee3a"/>
    </style:style>
    <style:style style:name="P13" style:family="paragraph" style:parent-style-name="Standard">
      <style:paragraph-properties fo:padding="0.0201in" fo:border="0.06pt solid #ffa6a6" style:shadow="#ffd7d7 0.0693in 0.0693in"/>
      <style:text-properties officeooo:rsid="00000f27" officeooo:paragraph-rsid="00000f2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/>
    </style:style>
    <style:style style:name="T3" style:family="text">
      <style:text-properties officeooo:rsid="0001ad24"/>
    </style:style>
    <style:style style:name="T4" style:family="text">
      <style:text-properties officeooo:rsid="0004ee3a"/>
    </style:style>
    <style:style style:name="T5" style:family="text">
      <style:text-properties fo:color="#c9211e"/>
    </style:style>
    <style:style style:name="Sect1" style:family="section">
      <style:section-properties text:dont-balance-text-columns="false" style:editable="false">
        <style:columns fo:column-count="2">
          <style:column style:rel-width="3888*" fo:start-indent="0in" fo:end-indent="0.1in"/>
          <style:column style:rel-width="6084*" fo:start-indent="0.1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2">
          <style:column style:rel-width="3744*" fo:start-indent="0in" fo:end-indent="0.1in"/>
          <style:column style:rel-width="6228*" fo:start-indent="0.1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3">Arrays – ostream &amp; Multi-dimensional</text:h>
      <text:p text:style-name="P1"/>
      <text:p text:style-name="P1"/>
      <text:p text:style-name="P2">Arrays of ostreams:</text:p>
      <text:p text:style-name="P1"/>
      <text:p text:style-name="P4">// Get number of files, call it N</text:p>
      <text:p text:style-name="P4">int N;</text:p>
      <text:p text:style-name="P4">cout &lt;&lt; "Enter number of files: ";</text:p>
      <text:p text:style-name="P4">cin &gt;&gt; N;</text:p>
      <text:p text:style-name="P4"/>
      <text:p text:style-name="P4">// Create an array of N ofstreams</text:p>
      <text:p text:style-name="P6">ofstream *FILE = new ofstream[N];</text:p>
      <text:p text:style-name="P4"/>
      <text:p text:style-name="P4">cout &lt;&lt; "Please enter " &lt;&lt; N &lt;&lt; " filenames: ";</text:p>
      <text:p text:style-name="P4">for(int j = 0; j &lt; N; j++) {</text:p>
      <text:p text:style-name="P4"><text:s text:c="2"/>string s;</text:p>
      <text:p text:style-name="P4"><text:s text:c="2"/>cin &gt;&gt; s;</text:p>
      <text:p text:style-name="P4"/>
      <text:p text:style-name="P4"><text:s text:c="2"/><text:span text:style-name="T2">FILE[j].open(s.c_str());</text:span></text:p>
      <text:p text:style-name="P4">}</text:p>
      <text:p text:style-name="P4"/>
      <text:p text:style-name="P4">for(int k = 0; k &lt; N; k++) <text:span text:style-name="T3">{</text:span></text:p>
      <text:p text:style-name="P4"><text:s text:c="2"/><text:span text:style-name="T2">FILE[k] &lt;&lt; "Hello file number " &lt;&lt; k &lt;&lt; "!!!" &lt;&lt; endl; <text:s text:c="2"/></text:span><text:s/></text:p>
      <text:p text:style-name="P4"/>
      <text:p text:style-name="P5">}</text:p>
      <text:p text:style-name="P1"/>
      <text:p text:style-name="P9"/>
      <text:p text:style-name="P2">Multi-dimensional Arrays:</text:p>
      <text:p text:style-name="P1"><text:s text:c="2"/>→ an array of arrays </text:p>
      <text:p text:style-name="P1"><text:s text:c="2"/></text:p>
      <text:p text:style-name="P1"><text:span text:style-name="T1">2-D: </text:span><text:span text:style-name="T2">array of pointers which then point to arrays</text:span></text:p>
      <text:p text:style-name="P1"><text:s text:c="5"/>ex: <text:span text:style-name="T2">int ** ptr</text:span></text:p>
      <text:p text:style-name="P1"/>
      <text:p text:style-name="P1"/>
      <text:section text:style-name="Sect1" text:name="Section1">
        <text:p text:style-name="P4">int main() {</text:p>
        <text:p text:style-name="P6"><text:s text:c="4"/>int** array;</text:p>
        <text:p text:style-name="P6"><text:s text:c="4"/>array = new int* [10];</text:p>
        <text:p text:style-name="P4"><text:s text:c="4"/>for (int i=0; i&lt;10; i++) {</text:p>
        <text:p text:style-name="P6"><text:s text:c="8"/>array[i] = new int[10];</text:p>
        <text:p text:style-name="P4"><text:s text:c="4"/>}</text:p>
        <text:p text:style-name="P4"><text:s text:c="4"/>return 0;</text:p>
        <text:p text:style-name="P4">}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</text:section>
      <text:p text:style-name="P1"/>
      <text:p text:style-name="P1"/>
      <text:p text:style-name="P1"><text:tab/><text:span text:style-name="T2">array[3][2] = 5;</text:span></text:p>
      <text:p text:style-name="P1"/>
      <text:p text:style-name="P1"><text:soft-page-break/><text:span text:style-name="T1">3-D: </text:span>array of points which point to pointers which point to arrays … we try to stay away from these … nasty</text:p>
      <text:p text:style-name="P1"/>
      <text:p text:style-name="P1"/>
      <text:p text:style-name="P1"><text:span text:style-name="T1">Destroying the Arrays: <text:s/></text:span><text:span text:style-name="T2">(innermost to outermost)</text:span></text:p>
      <text:section text:style-name="Sect2" text:name="Section2">
        <text:p text:style-name="P4">// destroy the innermost part first</text:p>
        <text:p text:style-name="P4">for (int k = 0; k &lt; 10; k++) {</text:p>
        <text:p text:style-name="P4"/>
        <text:p text:style-name="P4">}</text:p>
        <text:p text:style-name="P4">// then destroy the outer part</text:p>
        <text:p text:style-name="P3"/>
        <text:p text:style-name="P3"/>
        <text:p text:style-name="P1"/>
        <text:p text:style-name="P1"/>
        <text:p text:style-name="P1"/>
        <text:p text:style-name="P9">PRACTICE:</text:p>
        <text:p text:style-name="P9">1. Create a 5x<text:span text:style-name="T4">3</text:span> dimensional array</text:p>
        <text:p text:style-name="P9"><text:s text:c="4"/>a.) fill it all with 0’s</text:p>
        <text:p text:style-name="P9"/>
        <text:p text:style-name="P12">int** array = new int[5]</text:p>
        <text:p text:style-name="P12">for (int I= 0; i&lt;5; i++)</text:p>
        <text:p text:style-name="P12"><text:tab/>array[i] = new int[3];</text:p>
        <text:p text:style-name="P12">for (int i=0; i&lt;5; i++)</text:p>
        <text:p text:style-name="P12"><text:tab/>for (int j=0; j&lt;3; j++)</text:p>
        <text:p text:style-name="P12"><text:tab/><text:tab/>array[i][j] = 0;</text:p>
        <text:p text:style-name="P10"/>
        <text:p text:style-name="P9"><text:s text:c="4"/>b.) fill it with random numbers</text:p>
        <text:p text:style-name="P9"/>
        <text:p text:style-name="P12">srand(time(0))</text:p>
        <text:p text:style-name="P12">int** array = new int[5]</text:p>
        <text:p text:style-name="P12">for (int I= 0; i&lt;5; i++)</text:p>
        <text:p text:style-name="P12"><text:tab/>array[i] = new int[3];</text:p>
        <text:p text:style-name="P12">for (int i=0; i&lt;5; i++)</text:p>
        <text:p text:style-name="P12"><text:tab/>for (int j=0; j&lt;3; j++)</text:p>
        <text:p text:style-name="P11"><text:span text:style-name="T5"><text:tab/><text:tab/>array[i][j] = rand();</text:span></text:p>
        <text:p text:style-name="P9"/>
        <text:p text:style-name="P9">2. Create a tic-tac-toe game:</text:p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9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9T13:36:38.177512793</meta:creation-date>
    <dc:date>2022-10-20T13:07:06.673690029</dc:date>
    <meta:editing-duration>PT16M2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2" meta:paragraph-count="55" meta:word-count="267" meta:character-count="1361" meta:non-whitespace-character-count="1079"/>
  </office:meta>
</office:document-meta>
</file>